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teutusdokumentti</text:p>
      <text:p text:style-name="P1"/>
      <text:p text:style-name="P2">Ohjelman Yleisrakenne:</text:p>
      <text:p text:style-name="P2">Pääluokat:</text:p>
      <text:p text:style-name="P3">Huffman luokka</text:p>
      <text:p text:style-name="P3"><text:tab/><text:span text:style-name="T1">Main Luokka josta ajetaan muita luokkia, ja jossa toistaiseksi on <text:tab/>vajavainen käyttöliittymä.</text:span></text:p>
      <text:p text:style-name="P3">Tiedostonkasittelija</text:p>
      <text:p text:style-name="P3"><text:tab/><text:span text:style-name="T1">Luokka joka käsittelee tiedoston characterejen määrän <text:tab/>laskemista ja <text:tab/>kompressoidun tiedoston luomista. Kutsutaan ja luodaan Main<text:tab/>metodissa, ei näe muita luokkia mutta tarvitsee listan uusista <text:tab/>biitjonoista chareille Puunkäsittelijältä.</text:span></text:p>
      <text:p text:style-name="P3">Puunkasittejia</text:p>
      <text:p text:style-name="P3"><text:tab/><text:span text:style-name="T1">Luokka joka luo puun Tiedostonkäsittelijältä saadulta charejen <text:tab/>frekvenssiä kuvaavasta listasta, jonka mukaan määrätään charejen <text:tab/>uudet bittijonot. Kutsutaan ja luodaan Main metodissa, ei näe muita <text:tab/>pää luokkia.</text:span></text:p>
      <text:p text:style-name="P3">Tulkki</text:p>
      <text:p text:style-name="P3"><text:span text:style-name="T1"><text:tab/>Luokka joka hoitaa compressoidun tiedoston saattamisen takaisin <text:tab/>luettavaan muotoon. On myös Tiedostonkäsittelijän ja <text:tab/>Puunkäsittelijän välillä jotta nuo kaksi eivät joudu sotkeutumaan <text:tab/>keskenään. Luodaan ja kutsutaan Main metodista.</text:span></text:p>
      <text:p text:style-name="P3"><text:span text:style-name="T1"/></text:p>
      <text:p text:style-name="P2">Tietorakenteet:</text:p>
      <text:p text:style-name="P3">MaaraLista:</text:p>
      <text:p text:style-name="P3"><text:span text:style-name="T1"><text:tab/>Lista charactereista ja niihin liittyvistä määristä alkuperäisessä <text:tab/>dokumentissa. MaaraListaNode on listan objekti.</text:span></text:p>
      <text:p text:style-name="P3">MerkkiLista:</text:p>
      <text:p text:style-name="P3"><text:span text:style-name="T1"><text:tab/>Lista charactereista ja niihin liittyvistä uusista bittirepresentaatioista <text:tab/>jotka rakennettiin puun avulla. MerkkiListaNode on listan objekti.</text:span></text:p>
      <text:p text:style-name="P3">Merkki:</text:p>
      <text:p text:style-name="P3"><text:span text:style-name="T1"><text:tab/>Luokka tallentamaan characteri ja niihin liittyvä uusi bittijono.</text:span></text:p>
      <text:p text:style-name="P3">Solmu:</text:p>
      <text:p text:style-name="P3"><text:span text:style-name="T1"><text:tab/>Luodun puun node.</text:span></text:p>
      <text:p text:style-name="P3">MinimiKeko:</text:p>
      <text:p text:style-name="P3"><text:span text:style-name="T1"><text:tab/>Solmuista koottu Array puun rakentamisen mahdollistamiseksi.</text:span></text:p>
      <text:p text:style-name="P2"><text:soft-page-break/>Parannusehdotukset:</text:p>
      <text:p text:style-name="P4"><text:tab/>Nätimpi ja käytännöllisempi käyttöliittymä.</text:p>
      <text:p text:style-name="P4"><text:tab/>Mahdollisuus dekompressoida tiedosto eri istunnolla.</text:p>
      <text:p text:style-name="P4"><text:tab/>Tehokkuuden optimointia varsinkin listojen läpikäynnissä ja stringejen luonnis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Väisänen</meta:initial-creator>
    <meta:creation-date>2015-04-16T08:02:18.66</meta:creation-date>
    <meta:document-statistic meta:table-count="0" meta:image-count="0" meta:object-count="0" meta:page-count="2" meta:paragraph-count="26" meta:word-count="169" meta:character-count="1545"/>
    <dc:date>2015-04-16T08:29:06.83</dc:date>
    <dc:creator>Jesse Väisänen</dc:creator>
    <meta:editing-duration>PT11M36S</meta:editing-duration>
    <meta:editing-cycles>1</meta:editing-cycles>
    <meta:generator>OpenOffice/4.0.0$Win32 OpenOffice.org_project/400m3$Build-9702</meta:generator>
  </office:meta>
</office:document-meta>
</file>